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1" table:default-cell-style-name="ce10"/>
        <table:table-column table:style-name="co3" table:number-columns-repeated="2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 table:number-columns-repeated="2"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6" office:value-type="string">
            <text:p>Change info menu to show 3 antelopes at a time instead of 4. <text:s/>The center antelope card will be 3 times as large and will have its name displayed below it.</text:p>
          </table:table-cell>
          <table:table-cell table:style-name="ce6" office:value-type="string">
            <text:p>Escape and exit app button.</text:p>
          </table:table-cell>
          <table:table-cell table:style-name="ce6" office:value-type="string">
            <text:p>Level and lion button icons. </text:p>
          </table:table-cell>
          <table:table-cell table:style-name="ce12" office:value-type="string">
            <text:p>David Fungus Tutorial recording in multiple files, one for each chat bubble sequence. </text:p>
          </table:table-cell>
          <table:table-cell table:style-name="ce12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ce6" office:value-type="string">
            <text:p>Replace info page arrows with the left and right antelope cards.</text:p>
          </table:table-cell>
          <table:table-cell table:style-name="ce6" office:value-type="string">
            <text:p>Change volume of music to be lowered whenever a David voiceline is played.</text:p>
          </table:table-cell>
          <table:table-cell table:style-name="ce6" office:value-type="string">
            <text:p>New background for Central Africa with animated water.</text:p>
          </table:table-cell>
          <table:table-cell table:style-name="ce12" office:value-type="string">
            <text:p>David voice missing animal names.</text:p>
          </table:table-cell>
          <table:table-cell table:style-name="ce12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"/>
          <table:table-cell table:style-name="ce6" office:value-type="string">
            <text:p>In the InfoMenu, <text:s/>clicking left will now only have the zebra duiker as all three selectable antelope.</text:p>
          </table:table-cell>
          <table:table-cell table:style-name="ce6" office:value-type="string">
            <text:p>Fix hyena screen placement for aspect ratios.</text:p>
          </table:table-cell>
          <table:table-cell table:style-name="ce6" office:value-type="string">
            <text:p>Rework splash animation with A lower and card for E lower.</text:p>
          </table:table-cell>
          <table:table-cell table:style-name="ce12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2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5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6" office:value-type="string">
            <text:p>Player progress tracking.</text:p>
          </table:table-cell>
          <table:table-cell table:style-name="ce12" office:value-type="string">
            <text:p>Replace Central Africa's Noon, Night, and Sunset with Bénoué art.</text:p>
          </table:table-cell>
          <table:table-cell table:style-name="ce12" office:value-type="string">
            <text:p>2x small medium and large antelope idle sound(unique sounds for some antelopes).</text:p>
          </table:table-cell>
          <table:table-cell table:style-name="ce12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6"/>
          <table:table-cell table:style-name="ce7" office:value-type="string">
            <text:p>Mute hyena by default</text:p>
          </table:table-cell>
          <table:table-cell table:style-name="ce6" office:value-type="string">
            <text:p>Antelope gender scaling for infopage.</text:p>
          </table:table-cell>
          <table:table-cell table:style-name="ce12" office:value-type="string">
            <text:p>Make sun independant of the sky textures. </text:p>
          </table:table-cell>
          <table:table-cell table:style-name="ce12" office:value-type="string">
            <text:p>2x small medium and large antelope is happy sound(unique sounds for some antelopes).</text:p>
          </table:table-cell>
          <table:table-cell table:style-name="ce12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1" office:value-type="string">
            <text:p>Framerate issue on Android.</text:p>
          </table:table-cell>
          <table:table-cell table:style-name="ce12" office:value-type="string">
            <text:p>Polish Africa map textures. </text:p>
          </table:table-cell>
          <table:table-cell table:style-name="ce12" office:value-type="string">
            <text:p>2x small medium and large antelope is dissapointed or upset sound(unique sounds for some antelopes).</text:p>
          </table:table-cell>
          <table:table-cell table:style-name="ce12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11" office:value-type="string">
            <text:p>Set the scale of males and females in info pages based on the "AUP_Home_and_School_Requests.pdf" document in github, under DesignDocuments folder.</text:p>
          </table:table-cell>
          <table:table-cell table:style-name="ce12" office:value-type="string">
            <text:p>Android launch icon. </text:p>
          </table:table-cell>
          <table:table-cell table:style-name="ce12" office:value-type="string">
            <text:p>Lioness idle growl sound.</text:p>
          </table:table-cell>
          <table:table-cell table:style-name="ce12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2" office:value-type="string">
            <text:p>Set hyena laughs only when player loses or if score is very low.</text:p>
          </table:table-cell>
          <table:table-cell table:style-name="ce12" office:value-type="string">
            <text:p>Polish settings layout.</text:p>
          </table:table-cell>
          <table:table-cell table:style-name="ce12" office:value-type="string">
            <text:p>Lioness provoked roar sound.</text:p>
          </table:table-cell>
          <table:table-cell table:style-name="ce12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2" office:value-type="string">
            <text:p>Set hyena gets hit by fruit only if player wins and the hyena stays down.</text:p>
          </table:table-cell>
          <table:table-cell table:style-name="ce12" office:value-type="string">
            <text:p>New background for Northern Africa.</text:p>
          </table:table-cell>
          <table:table-cell table:style-name="ce12" office:value-type="string">
            <text:p>Lucian review current sounds and come up with plan for any changes or additions.</text:p>
          </table:table-cell>
          <table:table-cell table:style-name="ce12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2" office:value-type="string">
            <text:p>Mine sweeper indicator.</text:p>
          </table:table-cell>
          <table:table-cell table:style-name="ce12" office:value-type="string">
            <text:p>New background for Western Africa.</text:p>
          </table:table-cell>
          <table:table-cell table:style-name="Default"/>
          <table:table-cell table:style-name="ce12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2" office:value-type="string">
            <text:p>Lion mode unlockable.</text:p>
          </table:table-cell>
          <table:table-cell table:style-name="ce12" office:value-type="string">
            <text:p>MineSweeper Slash card and animation for lion card.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Cards can <text:s/>currently be <text:s/>clicked after losing. <text:s/>The defeat screen should disable player interaction.</text:p>
          </table:table-cell>
          <table:table-cell table:style-name="ce7" office:value-type="string">
            <text:p>Create a lion for info page. <text:s/>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Set the default volume to be based on testers feedback. 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4" office:value-type="string">
            <text:p>Set lioness as an option in settings menu and default to off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14" office:value-type="string">
            <text:p>Sometimes the info page stops speaking the names of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4" office:value-type="string">
            <text:p>Text "Click a region to begin" for pc build and <text:s/>"Tap a region to begin" for mobile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14" office:value-type="string">
            <text:p>New antelope texture for Okapi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5" office:value-type="string">
            <text:p>Set up Github for a home and school version of Antelope Up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5" office:value-type="string">
            <text:p>Have a setting to turn on color blind mode.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5" office:value-type="string">
            <text:p>Add antelope tail swing sideways animation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7" office:value-type="string">
            <text:p>Match mode for the female and males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29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3/23/2019</text:date>, <text:time>16:0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6H19M34S</meta:editing-duration>
    <meta:editing-cycles>147</meta:editing-cycles>
    <meta:generator>OpenOffice/4.1.6$Win32 OpenOffice.org_project/416m1$Build-9790</meta:generator>
    <dc:date>2019-03-23T16:09:37.80</dc:date>
    <meta:document-statistic meta:table-count="3" meta:cell-count="91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